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adcf7" draw:fill-color="#aadcf7" draw:textarea-horizontal-align="justify" draw:textarea-vertical-align="middle" draw:auto-grow-height="false" fo:min-height="3.75cm" fo:min-width="5.4cm"/>
    </style:style>
    <style:style style:name="gr2" style:family="graphic" style:parent-style-name="standard">
      <style:graphic-properties svg:stroke-width="0cm" svg:stroke-color="#aadcf7" draw:fill-color="#aadcf7" draw:textarea-horizontal-align="justify" draw:textarea-vertical-align="middle" draw:auto-grow-height="false" fo:min-height="3.75cm" fo:min-width="5.5cm"/>
    </style:style>
    <style:style style:name="gr3" style:family="graphic" style:parent-style-name="standard">
      <style:graphic-properties svg:stroke-color="#aadcf7" draw:fill-color="#aadcf7" draw:textarea-horizontal-align="justify" draw:textarea-vertical-align="middle" draw:auto-grow-height="false" fo:min-height="3.75cm" fo:min-width="5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19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8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3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47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05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cm" fo:min-width="2.12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42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7cm" fo:min-width="0cm"/>
    </style:style>
    <style:style style:name="gr1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23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35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aadcf7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9cm" svg:height="4cm" svg:x="4.1cm" svg:y="8cm">
          <draw:glue-point draw:id="4" svg:x="-5.002cm" svg:y="-3cm"/>
          <draw:glue-point draw:id="5" svg:x="-5.002cm" svg:y="3cm"/>
          <draw:glue-point draw:id="6" svg:x="5cm" svg:y="3.25cm"/>
          <draw:glue-point draw:id="7" svg:x="5.002cm" svg:y="-2.5cm"/>
          <draw:glue-point draw:id="8" svg:x="3.055cm" svg:y="5.005cm"/>
          <draw:glue-point draw:id="9" svg:x="-2.5cm" svg:y="5.005cm"/>
          <draw:glue-point draw:id="10" svg:x="-2.5cm" svg:y="-5.005cm"/>
          <draw:glue-point draw:id="11" svg:x="2.5cm" svg:y="-5.005cm"/>
          <draw:glue-point draw:id="12" svg:x="0cm" svg:y="-5.005cm"/>
          <draw:glue-point draw:id="13" svg:x="5.001cm" svg:y="2cm"/>
          <text:p text:style-name="P1">alpha</text:p>
          <text:p text:style-name="P1">computation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6cm" svg:height="4cm" svg:x="15.6cm" svg:y="5cm">
          <draw:glue-point draw:id="4" svg:x="-5.002cm" svg:y="-2.5cm"/>
          <draw:glue-point draw:id="5" svg:x="-5.002cm" svg:y="2.5cm"/>
          <draw:glue-point draw:id="6" svg:x="5.001cm" svg:y="2.5cm"/>
          <draw:glue-point draw:id="7" svg:x="-2.5cm" svg:y="5.002cm"/>
          <text:p text:style-name="P1">coeff_addr</text:p>
          <text:p text:style-name="P1">computation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6cm" svg:height="4cm" svg:x="15.6cm" svg:y="12.1cm">
          <draw:glue-point draw:id="4" svg:x="5.002cm" svg:y="2.5cm"/>
          <draw:glue-point draw:id="5" svg:x="5.002cm" svg:y="-2.5cm"/>
          <draw:glue-point draw:id="6" svg:x="-2.5cm" svg:y="-5.005cm"/>
          <draw:glue-point draw:id="7" svg:x="0cm" svg:y="-5.005cm"/>
          <draw:glue-point draw:id="8" svg:x="2.5cm" svg:y="-5.005cm"/>
          <draw:glue-point draw:id="9" svg:x="-5.001cm" svg:y="-2.5cm"/>
          <draw:glue-point draw:id="10" svg:x="-5.001cm" svg:y="2.5cm"/>
          <text:p text:style-name="P1">s_addr</text:p>
          <text:p text:style-name="P1">computation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xml:id="id9" draw:id="id9" draw:layer="layout" svg:width="2.691cm" svg:height="0.954cm" svg:x="17.25cm" svg:y="17cm">
          <draw:text-box>
            <text:p>Nc [7:0]</text:p>
          </draw:text-box>
        </draw:frame>
        <draw:frame draw:style-name="gr5" draw:text-style-name="P3" xml:id="id7" draw:id="id7" draw:layer="layout" svg:width="3.351cm" svg:height="0.954cm" svg:x="0.949cm" svg:y="12.5cm">
          <draw:text-box>
            <text:p>ρ [nb+7:0]</text:p>
          </draw:text-box>
        </draw:frame>
        <draw:frame draw:style-name="gr6" draw:text-style-name="P3" xml:id="id1" draw:id="id1" draw:layer="layout" svg:width="1.738cm" svg:height="0.954cm" svg:x="0.962cm" svg:y="9.52cm">
          <draw:text-box>
            <text:p>start</text:p>
          </draw:text-box>
        </draw:frame>
        <draw:connector draw:style-name="gr7" draw:text-style-name="P4" draw:layer="layout" svg:x1="2.7cm" svg:y1="9.997cm" svg:x2="4.1cm" svg:y2="10cm" draw:start-shape="id1" draw:start-glue-point="1" draw:end-shape="id2" draw:end-glue-point="3" svg:d="M2700 9997h700v3h700" svg:viewBox="0 0 1401 4">
          <text:p/>
        </draw:connector>
        <draw:frame draw:style-name="gr8" draw:text-style-name="P3" xml:id="id10" draw:id="id10" draw:layer="layout" svg:width="5.971cm" svg:height="0.954cm" svg:x="22.8cm" svg:y="6.546cm">
          <draw:text-box>
            <text:p>coeff_addr [nb+4:0]</text:p>
          </draw:text-box>
        </draw:frame>
        <draw:frame draw:style-name="gr9" draw:text-style-name="P3" draw:layer="layout" svg:width="4.553cm" svg:height="0.954cm" svg:x="10.6cm" svg:y="14.146cm">
          <draw:text-box>
            <text:p>s_addr_b [7:0]</text:p>
          </draw:text-box>
        </draw:frame>
        <draw:frame draw:style-name="gr10" draw:text-style-name="P5" xml:id="id11" draw:id="id11" draw:layer="layout" svg:width="2.627cm" svg:height="0.954cm" svg:x="19.6cm" svg:y="10.33cm">
          <draw:text-box>
            <text:p text:style-name="P1">α_done</text:p>
          </draw:text-box>
          <draw:glue-point draw:id="4" svg:x="-3.519cm" svg:y="-1.289cm"/>
        </draw:frame>
        <draw:frame draw:style-name="gr11" draw:text-style-name="P3" xml:id="id5" draw:id="id5" draw:layer="layout" svg:width="4.926cm" svg:height="0.954cm" svg:x="4.59cm" svg:y="15.5cm">
          <draw:text-box>
            <text:p>y_addr [nb+7:0]</text:p>
          </draw:text-box>
        </draw:frame>
        <draw:frame draw:style-name="gr12" draw:text-style-name="P3" draw:layer="layout" svg:width="3.327cm" svg:height="0.957cm" svg:x="12.1cm" svg:y="8.043cm">
          <draw:text-box>
            <text:p>α [nb-1:0]</text:p>
          </draw:text-box>
        </draw:frame>
        <draw:connector draw:style-name="gr13" draw:text-style-name="P4" draw:layer="layout" draw:line-skew="-1cm" svg:x1="10cm" svg:y1="10cm" svg:x2="15.6cm" svg:y2="8cm" draw:start-shape="id2" draw:start-glue-point="1" draw:end-shape="id3" draw:end-glue-point="5" svg:d="M10000 10000h1800v-2000h3800" svg:viewBox="0 0 5601 2001">
          <text:p/>
        </draw:connector>
        <draw:connector draw:style-name="gr14" draw:text-style-name="P4" draw:layer="layout" svg:x1="8.852cm" svg:y1="12cm" svg:x2="15.6cm" svg:y2="14.1cm" draw:start-shape="id2" draw:start-glue-point="8" draw:end-shape="id4" draw:end-glue-point="3" svg:d="M8852 12000v2100h6748" svg:viewBox="0 0 6749 2101">
          <text:p/>
        </draw:connector>
        <draw:connector draw:style-name="gr15" draw:text-style-name="P4" draw:layer="layout" draw:line-skew="1.049cm" svg:x1="7.05cm" svg:y1="12cm" svg:x2="7.053cm" svg:y2="15.5cm" draw:start-shape="id2" draw:start-glue-point="2" draw:end-shape="id5" draw:end-glue-point="0" svg:d="M7050 12000v2800h3v700" svg:viewBox="0 0 4 3501">
          <text:p/>
        </draw:connector>
        <draw:connector draw:style-name="gr13" draw:text-style-name="P4" draw:layer="layout" draw:line-skew="-1.3cm" svg:x1="10cm" svg:y1="9cm" svg:x2="15.6cm" svg:y2="6cm" draw:start-shape="id2" draw:start-glue-point="7" draw:end-shape="id3" draw:end-glue-point="4" svg:d="M10000 9000h1500v-3000h4100" svg:viewBox="0 0 5601 3001">
          <text:p/>
        </draw:connector>
        <draw:frame draw:style-name="gr16" draw:text-style-name="P3" xml:id="id6" draw:id="id6" draw:layer="layout" svg:width="4.731cm" svg:height="0.954cm" svg:x="9.14cm" svg:y="2.846cm">
          <draw:text-box>
            <text:p>h_step [nb-1:0]</text:p>
          </draw:text-box>
        </draw:frame>
        <draw:connector draw:style-name="gr13" draw:text-style-name="P4" draw:layer="layout" svg:x1="10cm" svg:y1="9cm" svg:x2="11.505cm" svg:y2="3.8cm" draw:start-shape="id2" draw:start-glue-point="7" draw:end-shape="id6" svg:d="M10000 9000h1505v-5200" svg:viewBox="0 0 1506 5201">
          <text:p/>
        </draw:connector>
        <draw:connector draw:style-name="gr15" draw:text-style-name="P4" draw:layer="layout" svg:x1="2.624cm" svg:y1="12.5cm" svg:x2="4.1cm" svg:y2="11.2cm" draw:start-shape="id7" draw:start-glue-point="0" draw:end-shape="id2" draw:end-glue-point="5" svg:d="M2624 12500v-1300h1476" svg:viewBox="0 0 1477 1301">
          <text:p/>
        </draw:connector>
        <draw:frame draw:style-name="gr17" draw:text-style-name="P3" xml:id="id8" draw:id="id8" draw:layer="layout" svg:width="3.851cm" svg:height="0.954cm" svg:x="23.101cm" svg:y="13.62cm">
          <draw:text-box>
            <text:p>s_addr [7:0]</text:p>
          </draw:text-box>
        </draw:frame>
        <draw:connector draw:style-name="gr14" draw:text-style-name="P4" draw:layer="layout" svg:x1="21.6cm" svg:y1="14.1cm" svg:x2="23.101cm" svg:y2="14.097cm" draw:start-shape="id4" draw:start-glue-point="1" draw:end-shape="id8" svg:d="M21600 14100h751v-3h750" svg:viewBox="0 0 1502 4">
          <text:p/>
        </draw:connector>
        <draw:connector draw:style-name="gr14" draw:text-style-name="P4" draw:layer="layout" svg:x1="18.595cm" svg:y1="17cm" svg:x2="18.6cm" svg:y2="16.1cm" draw:start-shape="id9" draw:start-glue-point="0" draw:end-shape="id4" draw:end-glue-point="2" svg:d="M18595 17000v-449h5v-451" svg:viewBox="0 0 6 901">
          <text:p/>
        </draw:connector>
        <draw:connector draw:style-name="gr15" draw:text-style-name="P4" draw:layer="layout" svg:x1="21.6cm" svg:y1="7cm" svg:x2="22.8cm" svg:y2="7.023cm" draw:start-shape="id3" draw:start-glue-point="1" draw:end-shape="id10" draw:end-glue-point="3" svg:d="M21600 7000h601v23h599" svg:viewBox="0 0 1201 24">
          <text:p/>
        </draw:connector>
        <draw:connector draw:style-name="gr7" draw:text-style-name="P4" draw:layer="layout" draw:line-skew="0.799cm" svg:x1="21.6cm" svg:y1="8cm" svg:x2="21.6cm" svg:y2="13.1cm" draw:start-shape="id3" draw:start-glue-point="6" draw:end-shape="id4" draw:end-glue-point="5" svg:d="M21600 8000h1300v5100h-1300" svg:viewBox="0 0 1301 5101">
          <text:p/>
        </draw:connector>
        <draw:connector draw:style-name="gr7" draw:text-style-name="P4" draw:layer="layout" svg:x1="10cm" svg:y1="10.8cm" svg:x2="18.6cm" svg:y2="9cm" draw:start-shape="id2" draw:start-glue-point="13" draw:end-shape="id3" draw:end-glue-point="2" svg:d="M10000 10800h8600v-1800" svg:viewBox="0 0 8601 1801">
          <text:p/>
        </draw:connector>
        <draw:connector draw:style-name="gr7" draw:text-style-name="P4" draw:layer="layout" svg:x1="10cm" svg:y1="10.8cm" svg:x2="18.6cm" svg:y2="12.1cm" draw:start-shape="id2" draw:start-glue-point="13" draw:end-shape="id4" draw:end-glue-point="7" svg:d="M10000 10800h8600v1300" svg:viewBox="0 0 8601 1301">
          <text:p/>
        </draw:connector>
        <draw:connector draw:style-name="gr7" draw:text-style-name="P4" draw:layer="layout" svg:x1="10cm" svg:y1="10.8cm" svg:x2="19.6cm" svg:y2="10.807cm" draw:start-shape="id2" draw:start-glue-point="13" draw:end-shape="id11" draw:end-glue-point="3" svg:d="M10000 10800h4801v7h4799" svg:viewBox="0 0 9601 8">
          <text:p/>
        </draw:connector>
        <draw:frame draw:style-name="gr18" draw:text-style-name="P3" xml:id="id12" draw:id="id12" draw:layer="layout" svg:width="3.812cm" svg:height="0.954cm" svg:x="24.8cm" svg:y="7.52cm">
          <draw:text-box>
            <text:p>en_m, en_c</text:p>
          </draw:text-box>
        </draw:frame>
        <draw:connector draw:style-name="gr7" draw:text-style-name="P4" draw:layer="layout" svg:x1="21.6cm" svg:y1="8cm" svg:x2="24.8cm" svg:y2="7.997cm" draw:start-shape="id3" draw:start-glue-point="6" draw:end-shape="id12" svg:d="M21600 8000h1601v-3h1599" svg:viewBox="0 0 3201 4">
          <text:p/>
        </draw:connector>
        <draw:path draw:style-name="gr19" draw:text-style-name="P4" xml:id="id13" draw:id="id13" draw:layer="layout" svg:width="0.762cm" svg:height="0.479cm" draw:transform="rotate (-2.12947622035828) translate (17.504526155371cm 10.6528741781989cm)" svg:viewBox="0 0 763 480" svg:d="M0 477c498 42 763-477 763-477">
          <draw:glue-point draw:id="5" svg:x="5.112cm" svg:y="5cm"/>
          <draw:glue-point draw:id="6" svg:x="5cm" svg:y="-5cm"/>
          <text:p/>
        </draw:path>
        <draw:connector draw:style-name="gr19" draw:text-style-name="P4" draw:layer="layout" draw:type="line" svg:x1="17.1cm" svg:y1="9cm" svg:x2="17.1cm" svg:y2="10.4cm" draw:start-shape="id3" draw:start-glue-point="7" draw:end-shape="id13" draw:end-glue-point="4" svg:d="M17100 9000v1400" svg:viewBox="0 0 1 1401">
          <text:p/>
        </draw:connector>
        <draw:connector draw:style-name="gr7" draw:text-style-name="P4" draw:layer="layout" svg:x1="17.1cm" svg:y1="11.3cm" svg:x2="17.1cm" svg:y2="12.1cm" draw:start-shape="id13" draw:start-glue-point="5" draw:end-shape="id4" draw:end-glue-point="6" svg:d="M17100 11300v800" svg:viewBox="0 0 1 801">
          <text:p/>
        </draw:connector>
        <draw:connector draw:style-name="gr7" draw:text-style-name="P4" draw:layer="layout" draw:line-skew="-0.501cm" svg:x1="17.1cm" svg:y1="11.3cm" svg:x2="10cm" svg:y2="11.3cm" draw:start-shape="id13" draw:start-glue-point="5" draw:end-shape="id2" draw:end-glue-point="6" svg:d="M17100 11300h-3616-3484" svg:viewBox="0 0 7101 1">
          <text:p/>
        </draw:connector>
        <draw:frame draw:style-name="gr18" draw:text-style-name="P3" draw:layer="layout" svg:width="1.662cm" svg:height="0.954cm" svg:x="13.7cm" svg:y="11.3cm">
          <draw:text-box>
            <text:p>sid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8T11:44:46.368160578</meta:creation-date>
    <dc:date>2019-12-04T16:45:00.137522239</dc:date>
    <meta:editing-duration>PT1H12M22S</meta:editing-duration>
    <meta:editing-cycles>11</meta:editing-cycles>
    <meta:generator>LibreOffice/5.3.6.1$Linux_X86_64 LibreOffice_project/30$Build-1</meta:generator>
    <meta:document-statistic meta:object-count="34"/>
  </office:meta>
</office:document-meta>
</file>